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何かのレバーがある。　どうす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t's some kind of lever. What will you do?</text:p>
          </table:table-cell>
          <table:table-cell table:number-columns-repeated="1020"/>
        </table:table-row>
        <table:table-row>
          <table:table-cell table:style-name="ce0" office:value-type="string">
            <text:p>言うまでも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don't even need to ask!</text:p>
          </table:table-cell>
          <table:table-cell table:number-columns-repeated="1020"/>
        </table:table-row>
        <table:table-row>
          <table:table-cell table:style-name="ce0" office:value-type="string">
            <text:p>どうしよっ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 don't know, what should I do?</text:p>
          </table:table-cell>
          <table:table-cell table:number-columns-repeated="1020"/>
        </table:table-row>
        <table:table-row>
          <table:table-cell table:style-name="ce0" office:value-type="string">
            <text:p>はるか遠くの方で、鉄格子ちゃんが開く音が
した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rom somewhere far away, you hear the sound
of Steel Bar Door-chan opening.</text:p>
          </table:table-cell>
          <table:table-cell table:number-columns-repeated="1020"/>
        </table:table-row>
        <table:table-row>
          <table:table-cell table:style-name="ce0" office:value-type="string">
            <text:p>倒せばいいと思うよ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 think you should pull it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30T12:52:57+02:00</meta:creation-date>
    <dc:date>2020-05-30T12:52:57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